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9.031cm"/>
    </style:style>
    <style:style style:name="co12" style:family="table-column">
      <style:table-column-properties fo:break-before="auto" style:column-width="8.9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table:formula="of:=[.K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table:formula="of:=[.K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table:formula="of:=[.K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table:formula="of:=[.K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table:formula="of:=[.K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table:formula="of:=[.K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table:formula="of:=[.K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table:formula="of:=[.K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table:formula="of:=[.K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table:formula="of:=[.K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table:formula="of:=[.K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table:formula="of:=[.K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table:formula="of:=[.K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table:formula="of:=[.K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table:formula="of:=[.K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table:formula="of:=[.K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table:formula="of:=[.K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table:formula="of:=[.K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table:formula="of:=[.K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table:formula="of:=[.K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table:formula="of:=[.K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table:formula="of:=[.K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table:formula="of:=[.K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table:formula="of:=[.K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table:formula="of:=[.K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table:formula="of:=[.K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table:formula="of:=[.K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table:formula="of:=[.K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table:formula="of:=[.K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table:formula="of:=[.K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table:formula="of:=[.K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table:formula="of:=[.K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table:formula="of:=[.K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table:formula="of:=[.K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table:formula="of:=[.K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table:formula="of:=[.K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table:formula="of:=[.K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table:formula="of:=[.K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table:formula="of:=[.K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table:formula="of:=[.K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table:formula="of:=[.K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table:formula="of:=[.K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table:formula="of:=[.K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table:formula="of:=[.K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table:formula="of:=[.K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table:formula="of:=[.K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table:formula="of:=[.K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table:formula="of:=[.K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table:formula="of:=[.K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table:formula="of:=[.K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table:formula="of:=[.K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table:formula="of:=[.K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table:formula="of:=[.K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table:formula="of:=[.K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table:formula="of:=[.K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table:formula="of:=[.K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table:formula="of:=[.K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table:formula="of:=[.K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table:formula="of:=[.K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table:formula="of:=[.K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table:formula="of:=[.K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table:formula="of:=[.K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table:formula="of:=[.K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table:formula="of:=[.K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table:formula="of:=[.K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table:formula="of:=[.K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table:formula="of:=[.K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table:formula="of:=[.K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table:formula="of:=[.K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table:formula="of:=[.K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table:formula="of:=[.K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table:formula="of:=[.K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table:formula="of:=[.K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table:formula="of:=[.K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table:formula="of:=[.K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table:formula="of:=[.K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table:formula="of:=[.K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table:formula="of:=[.K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table:formula="of:=[.K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table:formula="of:=[.K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table:formula="of:=[.K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table:formula="of:=[.K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table:formula="of:=[.K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table:formula="of:=[.K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table:formula="of:=[.K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table:formula="of:=[.K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table:formula="of:=[.K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table:formula="of:=[.K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table:formula="of:=[.K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table:formula="of:=[.K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table:formula="of:=[.K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table:formula="of:=[.K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table:formula="of:=[.K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table:formula="of:=[.K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table:formula="of:=[.K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table:formula="of:=[.K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0-TM</text:p>
          </table:table-cell>
          <table:table-cell table:formula="of:=[.B98] &amp; &quot;A, &quot; &amp; [.C98] &amp; &quot;, &quot; &amp; [.A98]" office:value-type="string" office:string-value="20A, DN0-TM, DSINE" calcext:value-type="string">
            <text:p>2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DN0-TM" calcext:value-type="string">
            <text:p>DN0-TM</text:p>
          </table:table-cell>
          <table:table-cell/>
          <table:table-cell table:formula="of:=[.B98]" office:value-type="float" office:value="20" calcext:value-type="float">
            <text:p>20</text:p>
          </table:table-cell>
          <table:table-cell table:formula="of:=[.K98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0-TM</text:p>
          </table:table-cell>
          <table:table-cell table:formula="of:=[.B99] &amp; &quot;A, &quot; &amp; [.C99] &amp; &quot;, &quot; &amp; [.A99]" office:value-type="string" office:string-value="25A, DN0-TM, DSINE" calcext:value-type="string">
            <text:p>25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DN0-TM" calcext:value-type="string">
            <text:p>DN0-TM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table:formula="of:=[.K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0-TM</text:p>
          </table:table-cell>
          <table:table-cell table:formula="of:=[.B100] &amp; &quot;A, &quot; &amp; [.C100] &amp; &quot;, &quot; &amp; [.A100]" office:value-type="string" office:string-value="32A, DN0-TM, DSINE" calcext:value-type="string">
            <text:p>32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DN0-TM" calcext:value-type="string">
            <text:p>DN0-TM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table:formula="of:=[.K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0-TM</text:p>
          </table:table-cell>
          <table:table-cell table:formula="of:=[.B101] &amp; &quot;A, &quot; &amp; [.C101] &amp; &quot;, &quot; &amp; [.A101]" office:value-type="string" office:string-value="40A, DN0-TM, DSINE" calcext:value-type="string">
            <text:p>4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DN0-TM" calcext:value-type="string">
            <text:p>DN0-TM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table:formula="of:=[.K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N0-TM</text:p>
          </table:table-cell>
          <table:table-cell table:formula="of:=[.B102] &amp; &quot;A, &quot; &amp; [.C102] &amp; &quot;, &quot; &amp; [.A102]" office:value-type="string" office:string-value="50A, DN0-TM, DSINE" calcext:value-type="string">
            <text:p>5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DN0-TM" calcext:value-type="string">
            <text:p>DN0-TM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table:formula="of:=[.K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0-TM</text:p>
          </table:table-cell>
          <table:table-cell table:formula="of:=[.B103] &amp; &quot;A, &quot; &amp; [.C103] &amp; &quot;, &quot; &amp; [.A103]" office:value-type="string" office:string-value="63A, DN0-TM, DSINE" calcext:value-type="string">
            <text:p>63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DN0-TM" calcext:value-type="string">
            <text:p>DN0-TM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table:formula="of:=[.K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0-TM</text:p>
          </table:table-cell>
          <table:table-cell table:formula="of:=[.B104] &amp; &quot;A, &quot; &amp; [.C104] &amp; &quot;, &quot; &amp; [.A104]" office:value-type="string" office:string-value="80A, DN0-TM, DSINE" calcext:value-type="string">
            <text:p>8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DN0-TM" calcext:value-type="string">
            <text:p>DN0-TM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table:formula="of:=[.K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0-TM</text:p>
          </table:table-cell>
          <table:table-cell table:formula="of:=[.B105] &amp; &quot;A, &quot; &amp; [.C105] &amp; &quot;, &quot; &amp; [.A105]" office:value-type="string" office:string-value="100A, DN0-TM, DSINE" calcext:value-type="string">
            <text:p>10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DN0-TM" calcext:value-type="string">
            <text:p>DN0-TM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table:formula="of:=[.K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1-TM</text:p>
          </table:table-cell>
          <table:table-cell table:formula="of:=[.B106] &amp; &quot;A, &quot; &amp; [.C106] &amp; &quot;, &quot; &amp; [.A106]" office:value-type="string" office:string-value="125A, DN1-TM, DSINE" calcext:value-type="string">
            <text:p>125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DN1-TM" calcext:value-type="string">
            <text:p>DN1-TM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table:formula="of:=[.K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1-TM</text:p>
          </table:table-cell>
          <table:table-cell table:formula="of:=[.B107] &amp; &quot;A, &quot; &amp; [.C107] &amp; &quot;, &quot; &amp; [.A107]" office:value-type="string" office:string-value="160A, DN1-TM, DSINE" calcext:value-type="string">
            <text:p>16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DN1-TM" calcext:value-type="string">
            <text:p>DN1-TM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table:formula="of:=[.K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1-TM</text:p>
          </table:table-cell>
          <table:table-cell table:formula="of:=[.B108] &amp; &quot;A, &quot; &amp; [.C108] &amp; &quot;, &quot; &amp; [.A108]" office:value-type="string" office:string-value="200A, DN1-TM, DSINE" calcext:value-type="string">
            <text:p>20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DN1-TM" calcext:value-type="string">
            <text:p>DN1-TM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table:formula="of:=[.K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1-TM</text:p>
          </table:table-cell>
          <table:table-cell table:formula="of:=[.B109] &amp; &quot;A, &quot; &amp; [.C109] &amp; &quot;, &quot; &amp; [.A109]" office:value-type="string" office:string-value="250A, DN1-TM, DSINE" calcext:value-type="string">
            <text:p>25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DN1-TM" calcext:value-type="string">
            <text:p>DN1-TM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table:formula="of:=[.K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TM</text:p>
          </table:table-cell>
          <table:table-cell table:formula="of:=[.B110] &amp; &quot;A, &quot; &amp; [.C110] &amp; &quot;, &quot; &amp; [.A110]" office:value-type="string" office:string-value="63A, DN2-TM, DSINE" calcext:value-type="string">
            <text:p>63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DN2-TM" calcext:value-type="string">
            <text:p>DN2-TM</text:p>
          </table:table-cell>
          <table:table-cell/>
          <table:table-cell table:formula="of:=[.B110]" office:value-type="float" office:value="63" calcext:value-type="float">
            <text:p>63</text:p>
          </table:table-cell>
          <table:table-cell table:formula="of:=[.K110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TM</text:p>
          </table:table-cell>
          <table:table-cell table:formula="of:=[.B111] &amp; &quot;A, &quot; &amp; [.C111] &amp; &quot;, &quot; &amp; [.A111]" office:value-type="string" office:string-value="80A, DN2-TM, DSINE" calcext:value-type="string">
            <text:p>8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DN2-TM" calcext:value-type="string">
            <text:p>DN2-TM</text:p>
          </table:table-cell>
          <table:table-cell/>
          <table:table-cell table:formula="of:=[.B111]" office:value-type="float" office:value="80" calcext:value-type="float">
            <text:p>80</text:p>
          </table:table-cell>
          <table:table-cell table:formula="of:=[.K111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TM</text:p>
          </table:table-cell>
          <table:table-cell table:formula="of:=[.B112] &amp; &quot;A, &quot; &amp; [.C112] &amp; &quot;, &quot; &amp; [.A112]" office:value-type="string" office:string-value="100A, DN2-TM, DSINE" calcext:value-type="string">
            <text:p>1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DN2-TM" calcext:value-type="string">
            <text:p>DN2-TM</text:p>
          </table:table-cell>
          <table:table-cell/>
          <table:table-cell table:formula="of:=[.B112]" office:value-type="float" office:value="100" calcext:value-type="float">
            <text:p>100</text:p>
          </table:table-cell>
          <table:table-cell table:formula="of:=[.K112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TM</text:p>
          </table:table-cell>
          <table:table-cell table:formula="of:=[.B113] &amp; &quot;A, &quot; &amp; [.C113] &amp; &quot;, &quot; &amp; [.A113]" office:value-type="string" office:string-value="125A, DN2-TM, DSINE" calcext:value-type="string">
            <text:p>125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DN2-TM" calcext:value-type="string">
            <text:p>DN2-TM</text:p>
          </table:table-cell>
          <table:table-cell/>
          <table:table-cell table:formula="of:=[.B113]" office:value-type="float" office:value="125" calcext:value-type="float">
            <text:p>125</text:p>
          </table:table-cell>
          <table:table-cell table:formula="of:=[.K113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TM</text:p>
          </table:table-cell>
          <table:table-cell table:formula="of:=[.B114] &amp; &quot;A, &quot; &amp; [.C114] &amp; &quot;, &quot; &amp; [.A114]" office:value-type="string" office:string-value="160A, DN2-TM, DSINE" calcext:value-type="string">
            <text:p>16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DN2-TM" calcext:value-type="string">
            <text:p>DN2-TM</text:p>
          </table:table-cell>
          <table:table-cell/>
          <table:table-cell table:formula="of:=[.B114]" office:value-type="float" office:value="160" calcext:value-type="float">
            <text:p>160</text:p>
          </table:table-cell>
          <table:table-cell table:formula="of:=[.K114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TM</text:p>
          </table:table-cell>
          <table:table-cell table:formula="of:=[.B115] &amp; &quot;A, &quot; &amp; [.C115] &amp; &quot;, &quot; &amp; [.A115]" office:value-type="string" office:string-value="200A, DN2-TM, DSINE" calcext:value-type="string">
            <text:p>2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DN2-TM" calcext:value-type="string">
            <text:p>DN2-TM</text:p>
          </table:table-cell>
          <table:table-cell/>
          <table:table-cell table:formula="of:=[.B115]" office:value-type="float" office:value="200" calcext:value-type="float">
            <text:p>200</text:p>
          </table:table-cell>
          <table:table-cell table:formula="of:=[.K115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TM</text:p>
          </table:table-cell>
          <table:table-cell table:formula="of:=[.B116] &amp; &quot;A, &quot; &amp; [.C116] &amp; &quot;, &quot; &amp; [.A116]" office:value-type="string" office:string-value="250A, DN2-TM, DSINE" calcext:value-type="string">
            <text:p>25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DN2-TM" calcext:value-type="string">
            <text:p>DN2-TM</text:p>
          </table:table-cell>
          <table:table-cell/>
          <table:table-cell table:formula="of:=[.B116]" office:value-type="float" office:value="250" calcext:value-type="float">
            <text:p>250</text:p>
          </table:table-cell>
          <table:table-cell table:formula="of:=[.K116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B-TM</text:p>
          </table:table-cell>
          <table:table-cell table:formula="of:=[.B117] &amp; &quot;A, &quot; &amp; [.C117] &amp; &quot;, &quot; &amp; [.A117]" office:value-type="string" office:string-value="320A, DN3B-TM, DSINE" calcext:value-type="string">
            <text:p>32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DN3B-TM" calcext:value-type="string">
            <text:p>DN3B-TM</text:p>
          </table:table-cell>
          <table:table-cell/>
          <table:table-cell table:formula="of:=[.B117]" office:value-type="float" office:value="320" calcext:value-type="float">
            <text:p>320</text:p>
          </table:table-cell>
          <table:table-cell table:formula="of:=[.K117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B-TM</text:p>
          </table:table-cell>
          <table:table-cell table:formula="of:=[.B118] &amp; &quot;A, &quot; &amp; [.C118] &amp; &quot;, &quot; &amp; [.A118]" office:value-type="string" office:string-value="400A, DN3B-TM, DSINE" calcext:value-type="string">
            <text:p>40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DN3B-TM" calcext:value-type="string">
            <text:p>DN3B-TM</text:p>
          </table:table-cell>
          <table:table-cell/>
          <table:table-cell table:formula="of:=[.B118]" office:value-type="float" office:value="400" calcext:value-type="float">
            <text:p>400</text:p>
          </table:table-cell>
          <table:table-cell table:formula="of:=[.K118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-TM</text:p>
          </table:table-cell>
          <table:table-cell table:formula="of:=[.B119] &amp; &quot;A, &quot; &amp; [.C119] &amp; &quot;, &quot; &amp; [.A119]" office:value-type="string" office:string-value="320A, DN3-TM, DSINE" calcext:value-type="string">
            <text:p>32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DN3-TM" calcext:value-type="string">
            <text:p>DN3-TM</text:p>
          </table:table-cell>
          <table:table-cell/>
          <table:table-cell table:formula="of:=[.B119]" office:value-type="float" office:value="320" calcext:value-type="float">
            <text:p>320</text:p>
          </table:table-cell>
          <table:table-cell table:formula="of:=[.K119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-TM</text:p>
          </table:table-cell>
          <table:table-cell table:formula="of:=[.B120] &amp; &quot;A, &quot; &amp; [.C120] &amp; &quot;, &quot; &amp; [.A120]" office:value-type="string" office:string-value="400A, DN3-TM, DSINE" calcext:value-type="string">
            <text:p>4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0]" office:value-type="string" office:string-value="DN3-TM" calcext:value-type="string">
            <text:p>DN3-TM</text:p>
          </table:table-cell>
          <table:table-cell/>
          <table:table-cell table:formula="of:=[.B120]" office:value-type="float" office:value="400" calcext:value-type="float">
            <text:p>400</text:p>
          </table:table-cell>
          <table:table-cell table:formula="of:=[.K120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3-TM</text:p>
          </table:table-cell>
          <table:table-cell table:formula="of:=[.B121] &amp; &quot;A, &quot; &amp; [.C121] &amp; &quot;, &quot; &amp; [.A121]" office:value-type="string" office:string-value="500A, DN3-TM, DSINE" calcext:value-type="string">
            <text:p>5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1]" office:value-type="string" office:string-value="DN3-TM" calcext:value-type="string">
            <text:p>DN3-TM</text:p>
          </table:table-cell>
          <table:table-cell/>
          <table:table-cell table:formula="of:=[.B121]" office:value-type="float" office:value="500" calcext:value-type="float">
            <text:p>500</text:p>
          </table:table-cell>
          <table:table-cell table:formula="of:=[.K121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3-TM</text:p>
          </table:table-cell>
          <table:table-cell table:formula="of:=[.B122] &amp; &quot;A, &quot; &amp; [.C122] &amp; &quot;, &quot; &amp; [.A122]" office:value-type="string" office:string-value="630A, DN3-TM, DSINE" calcext:value-type="string">
            <text:p>63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2]" office:value-type="string" office:string-value="DN3-TM" calcext:value-type="string">
            <text:p>DN3-TM</text:p>
          </table:table-cell>
          <table:table-cell/>
          <table:table-cell table:formula="of:=[.B122]" office:value-type="float" office:value="630" calcext:value-type="float">
            <text:p>630</text:p>
          </table:table-cell>
          <table:table-cell table:formula="of:=[.K122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2-MP</text:p>
          </table:table-cell>
          <table:table-cell table:formula="of:=[.B123] &amp; &quot;A, &quot; &amp; [.C123] &amp; &quot;, &quot; &amp; [.A123]" office:value-type="string" office:string-value="40A, DN2-MP, DSINE" calcext:value-type="string">
            <text:p>4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3]" office:value-type="string" office:string-value="DN2-MP" calcext:value-type="string">
            <text:p>DN2-MP</text:p>
          </table:table-cell>
          <table:table-cell/>
          <table:table-cell table:formula="of:=[.B123]" office:value-type="float" office:value="40" calcext:value-type="float">
            <text:p>40</text:p>
          </table:table-cell>
          <table:table-cell table:formula="of:=[.K123]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MP</text:p>
          </table:table-cell>
          <table:table-cell table:formula="of:=[.B124] &amp; &quot;A, &quot; &amp; [.C124] &amp; &quot;, &quot; &amp; [.A124]" office:value-type="string" office:string-value="63A, DN2-MP, DSINE" calcext:value-type="string">
            <text:p>63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4]" office:value-type="string" office:string-value="DN2-MP" calcext:value-type="string">
            <text:p>DN2-MP</text:p>
          </table:table-cell>
          <table:table-cell/>
          <table:table-cell table:formula="of:=[.B124]" office:value-type="float" office:value="63" calcext:value-type="float">
            <text:p>63</text:p>
          </table:table-cell>
          <table:table-cell table:formula="of:=[.K124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MP</text:p>
          </table:table-cell>
          <table:table-cell table:formula="of:=[.B125] &amp; &quot;A, &quot; &amp; [.C125] &amp; &quot;, &quot; &amp; [.A125]" office:value-type="string" office:string-value="80A, DN2-MP, DSINE" calcext:value-type="string">
            <text:p>8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5]" office:value-type="string" office:string-value="DN2-MP" calcext:value-type="string">
            <text:p>DN2-MP</text:p>
          </table:table-cell>
          <table:table-cell/>
          <table:table-cell table:formula="of:=[.B125]" office:value-type="float" office:value="80" calcext:value-type="float">
            <text:p>80</text:p>
          </table:table-cell>
          <table:table-cell table:formula="of:=[.K125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MP</text:p>
          </table:table-cell>
          <table:table-cell table:formula="of:=[.B126] &amp; &quot;A, &quot; &amp; [.C126] &amp; &quot;, &quot; &amp; [.A126]" office:value-type="string" office:string-value="100A, DN2-MP, DSINE" calcext:value-type="string">
            <text:p>1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6]" office:value-type="string" office:string-value="DN2-MP" calcext:value-type="string">
            <text:p>DN2-MP</text:p>
          </table:table-cell>
          <table:table-cell/>
          <table:table-cell table:formula="of:=[.B126]" office:value-type="float" office:value="100" calcext:value-type="float">
            <text:p>100</text:p>
          </table:table-cell>
          <table:table-cell table:formula="of:=[.K126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MP</text:p>
          </table:table-cell>
          <table:table-cell table:formula="of:=[.B127] &amp; &quot;A, &quot; &amp; [.C127] &amp; &quot;, &quot; &amp; [.A127]" office:value-type="string" office:string-value="125A, DN2-MP, DSINE" calcext:value-type="string">
            <text:p>125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7]" office:value-type="string" office:string-value="DN2-MP" calcext:value-type="string">
            <text:p>DN2-MP</text:p>
          </table:table-cell>
          <table:table-cell/>
          <table:table-cell table:formula="of:=[.B127]" office:value-type="float" office:value="125" calcext:value-type="float">
            <text:p>125</text:p>
          </table:table-cell>
          <table:table-cell table:formula="of:=[.K127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MP</text:p>
          </table:table-cell>
          <table:table-cell table:formula="of:=[.B128] &amp; &quot;A, &quot; &amp; [.C128] &amp; &quot;, &quot; &amp; [.A128]" office:value-type="string" office:string-value="160A, DN2-MP, DSINE" calcext:value-type="string">
            <text:p>16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8]" office:value-type="string" office:string-value="DN2-MP" calcext:value-type="string">
            <text:p>DN2-MP</text:p>
          </table:table-cell>
          <table:table-cell/>
          <table:table-cell table:formula="of:=[.B128]" office:value-type="float" office:value="160" calcext:value-type="float">
            <text:p>160</text:p>
          </table:table-cell>
          <table:table-cell table:formula="of:=[.K128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MP</text:p>
          </table:table-cell>
          <table:table-cell table:formula="of:=[.B129] &amp; &quot;A, &quot; &amp; [.C129] &amp; &quot;, &quot; &amp; [.A129]" office:value-type="string" office:string-value="200A, DN2-MP, DSINE" calcext:value-type="string">
            <text:p>2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9]" office:value-type="string" office:string-value="DN2-MP" calcext:value-type="string">
            <text:p>DN2-MP</text:p>
          </table:table-cell>
          <table:table-cell/>
          <table:table-cell table:formula="of:=[.B129]" office:value-type="float" office:value="200" calcext:value-type="float">
            <text:p>200</text:p>
          </table:table-cell>
          <table:table-cell table:formula="of:=[.K129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MP</text:p>
          </table:table-cell>
          <table:table-cell table:formula="of:=[.B130] &amp; &quot;A, &quot; &amp; [.C130] &amp; &quot;, &quot; &amp; [.A130]" office:value-type="string" office:string-value="250A, DN2-MP, DSINE" calcext:value-type="string">
            <text:p>25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30]" office:value-type="string" office:string-value="DN2-MP" calcext:value-type="string">
            <text:p>DN2-MP</text:p>
          </table:table-cell>
          <table:table-cell/>
          <table:table-cell table:formula="of:=[.B130]" office:value-type="float" office:value="250" calcext:value-type="float">
            <text:p>250</text:p>
          </table:table-cell>
          <table:table-cell table:formula="of:=[.K130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1] &amp; &quot;A, &quot; &amp; [.C131] &amp; &quot;, &quot; &amp; [.A131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31]" office:value-type="string" office:string-value="DN2-MP" calcext:value-type="string">
            <text:p>DN2-MP</text:p>
          </table:table-cell>
          <table:table-cell/>
          <table:table-cell table:formula="of:=[.B131]" office:value-type="float" office:value="320" calcext:value-type="float">
            <text:p>320</text:p>
          </table:table-cell>
          <table:table-cell table:formula="of:=[.K131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2] &amp; &quot;A, &quot; &amp; [.C132] &amp; &quot;, &quot; &amp; [.A132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32]" office:value-type="string" office:string-value="DN2-MP" calcext:value-type="string">
            <text:p>DN2-MP</text:p>
          </table:table-cell>
          <table:table-cell/>
          <table:table-cell table:formula="of:=[.B132]" office:value-type="float" office:value="400" calcext:value-type="float">
            <text:p>400</text:p>
          </table:table-cell>
          <table:table-cell table:formula="of:=[.K132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3] &amp; &quot;A, &quot; &amp; [.C133] &amp; &quot;, &quot; &amp; [.A133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33]" office:value-type="string" office:string-value="DN2-MP" calcext:value-type="string">
            <text:p>DN2-MP</text:p>
          </table:table-cell>
          <table:table-cell/>
          <table:table-cell table:formula="of:=[.B133]" office:value-type="float" office:value="320" calcext:value-type="float">
            <text:p>320</text:p>
          </table:table-cell>
          <table:table-cell table:formula="of:=[.K133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4] &amp; &quot;A, &quot; &amp; [.C134] &amp; &quot;, &quot; &amp; [.A134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34]" office:value-type="string" office:string-value="DN2-MP" calcext:value-type="string">
            <text:p>DN2-MP</text:p>
          </table:table-cell>
          <table:table-cell/>
          <table:table-cell table:formula="of:=[.B134]" office:value-type="float" office:value="400" calcext:value-type="float">
            <text:p>400</text:p>
          </table:table-cell>
          <table:table-cell table:formula="of:=[.K134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2-MP</text:p>
          </table:table-cell>
          <table:table-cell table:formula="of:=[.B135] &amp; &quot;A, &quot; &amp; [.C135] &amp; &quot;, &quot; &amp; [.A135]" office:value-type="string" office:string-value="500A, DN2-MP, DSINE" calcext:value-type="string">
            <text:p>5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35]" office:value-type="string" office:string-value="DN2-MP" calcext:value-type="string">
            <text:p>DN2-MP</text:p>
          </table:table-cell>
          <table:table-cell/>
          <table:table-cell table:formula="of:=[.B135]" office:value-type="float" office:value="500" calcext:value-type="float">
            <text:p>500</text:p>
          </table:table-cell>
          <table:table-cell table:formula="of:=[.K135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2-MP</text:p>
          </table:table-cell>
          <table:table-cell table:formula="of:=[.B136] &amp; &quot;A, &quot; &amp; [.C136] &amp; &quot;, &quot; &amp; [.A136]" office:value-type="string" office:string-value="630A, DN2-MP, DSINE" calcext:value-type="string">
            <text:p>63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36]" office:value-type="string" office:string-value="DN2-MP" calcext:value-type="string">
            <text:p>DN2-MP</text:p>
          </table:table-cell>
          <table:table-cell/>
          <table:table-cell table:formula="of:=[.B136]" office:value-type="float" office:value="630" calcext:value-type="float">
            <text:p>630</text:p>
          </table:table-cell>
          <table:table-cell table:formula="of:=[.K136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</text:p>
          </table:table-cell>
          <table:table-cell table:formula="of:=[.B137] &amp; &quot;A, &quot; &amp; [.C137] &amp; &quot;, &quot; &amp; [.A137]" office:value-type="string" office:string-value="16A, TM, DPX3 160" calcext:value-type="string">
            <text:p>16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7]" office:value-type="string" office:string-value="TM" calcext:value-type="string">
            <text:p>TM</text:p>
          </table:table-cell>
          <table:table-cell/>
          <table:table-cell table:formula="of:=[.B137]" office:value-type="float" office:value="16" calcext:value-type="float">
            <text:p>16</text:p>
          </table:table-cell>
          <table:table-cell table:formula="of:=[.K13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16.json')&quot;" office:value-type="string" office:string-value="('mccb_legrand', '', 'legrand_dpx3_160_16.json')" calcext:value-type="string">
            <text:p>('mccb_legrand', '', 'legrand_dpx3_160_16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</text:p>
          </table:table-cell>
          <table:table-cell table:formula="of:=[.B138] &amp; &quot;A, &quot; &amp; [.C138] &amp; &quot;, &quot; &amp; [.A138]" office:value-type="string" office:string-value="25A, TM, DPX3 160" calcext:value-type="string">
            <text:p>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8]" office:value-type="string" office:string-value="TM" calcext:value-type="string">
            <text:p>TM</text:p>
          </table:table-cell>
          <table:table-cell/>
          <table:table-cell table:formula="of:=[.B138]" office:value-type="float" office:value="25" calcext:value-type="float">
            <text:p>25</text:p>
          </table:table-cell>
          <table:table-cell table:formula="of:=[.K138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25.json')&quot;" office:value-type="string" office:string-value="('mccb_legrand', '', 'legrand_dpx3_160_25.json')" calcext:value-type="string">
            <text:p>('mccb_legrand', '', 'legrand_dpx3_160_25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</text:p>
          </table:table-cell>
          <table:table-cell table:formula="of:=[.B139] &amp; &quot;A, &quot; &amp; [.C139] &amp; &quot;, &quot; &amp; [.A139]" office:value-type="string" office:string-value="40A, TM, DPX3 160" calcext:value-type="string">
            <text:p>4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9]" office:value-type="string" office:string-value="TM" calcext:value-type="string">
            <text:p>TM</text:p>
          </table:table-cell>
          <table:table-cell/>
          <table:table-cell table:formula="of:=[.B139]" office:value-type="float" office:value="40" calcext:value-type="float">
            <text:p>40</text:p>
          </table:table-cell>
          <table:table-cell table:formula="of:=[.K139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</text:p>
          </table:table-cell>
          <table:table-cell table:formula="of:=[.B140] &amp; &quot;A, &quot; &amp; [.C140] &amp; &quot;, &quot; &amp; [.A140]" office:value-type="string" office:string-value="63A, TM, DPX3 160" calcext:value-type="string">
            <text:p>63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0]" office:value-type="string" office:string-value="TM" calcext:value-type="string">
            <text:p>TM</text:p>
          </table:table-cell>
          <table:table-cell/>
          <table:table-cell table:formula="of:=[.B140]" office:value-type="float" office:value="63" calcext:value-type="float">
            <text:p>63</text:p>
          </table:table-cell>
          <table:table-cell table:formula="of:=[.K140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</text:p>
          </table:table-cell>
          <table:table-cell table:formula="of:=[.B141] &amp; &quot;A, &quot; &amp; [.C141] &amp; &quot;, &quot; &amp; [.A141]" office:value-type="string" office:string-value="80A, TM, DPX3 160" calcext:value-type="string">
            <text:p>8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1]" office:value-type="string" office:string-value="TM" calcext:value-type="string">
            <text:p>TM</text:p>
          </table:table-cell>
          <table:table-cell/>
          <table:table-cell table:formula="of:=[.B141]" office:value-type="float" office:value="80" calcext:value-type="float">
            <text:p>80</text:p>
          </table:table-cell>
          <table:table-cell table:formula="of:=[.K141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2] &amp; &quot;A, &quot; &amp; [.C142] &amp; &quot;, &quot; &amp; [.A142]" office:value-type="string" office:string-value="100A, TM, DPX3 160" calcext:value-type="string">
            <text:p>10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2]" office:value-type="string" office:string-value="TM" calcext:value-type="string">
            <text:p>TM</text:p>
          </table:table-cell>
          <table:table-cell/>
          <table:table-cell table:formula="of:=[.B142]" office:value-type="float" office:value="100" calcext:value-type="float">
            <text:p>100</text:p>
          </table:table-cell>
          <table:table-cell table:formula="of:=[.K142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</text:p>
          </table:table-cell>
          <table:table-cell table:formula="of:=[.B143] &amp; &quot;A, &quot; &amp; [.C143] &amp; &quot;, &quot; &amp; [.A143]" office:value-type="string" office:string-value="125A, TM, DPX3 160" calcext:value-type="string">
            <text:p>1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3]" office:value-type="string" office:string-value="TM" calcext:value-type="string">
            <text:p>TM</text:p>
          </table:table-cell>
          <table:table-cell/>
          <table:table-cell table:formula="of:=[.B143]" office:value-type="float" office:value="125" calcext:value-type="float">
            <text:p>125</text:p>
          </table:table-cell>
          <table:table-cell table:formula="of:=[.K143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4] &amp; &quot;A, &quot; &amp; [.C144] &amp; &quot;, &quot; &amp; [.A144]" office:value-type="string" office:string-value="160A, TM, DPX3 160" calcext:value-type="string">
            <text:p>16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4]" office:value-type="string" office:string-value="TM" calcext:value-type="string">
            <text:p>TM</text:p>
          </table:table-cell>
          <table:table-cell/>
          <table:table-cell table:formula="of:=[.B144]" office:value-type="float" office:value="160" calcext:value-type="float">
            <text:p>160</text:p>
          </table:table-cell>
          <table:table-cell table:formula="of:=[.K144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5] &amp; &quot;A, &quot; &amp; [.C145] &amp; &quot;, &quot; &amp; [.A145]" office:value-type="string" office:string-value="100A, TM, DPX3 250" calcext:value-type="string">
            <text:p>1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5]" office:value-type="string" office:string-value="TM" calcext:value-type="string">
            <text:p>TM</text:p>
          </table:table-cell>
          <table:table-cell/>
          <table:table-cell table:formula="of:=[.B145]" office:value-type="float" office:value="100" calcext:value-type="float">
            <text:p>100</text:p>
          </table:table-cell>
          <table:table-cell table:formula="of:=[.K14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6] &amp; &quot;A, &quot; &amp; [.C146] &amp; &quot;, &quot; &amp; [.A146]" office:value-type="string" office:string-value="160A, TM, DPX3 250" calcext:value-type="string">
            <text:p>16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6]" office:value-type="string" office:string-value="TM" calcext:value-type="string">
            <text:p>TM</text:p>
          </table:table-cell>
          <table:table-cell/>
          <table:table-cell table:formula="of:=[.B146]" office:value-type="float" office:value="160" calcext:value-type="float">
            <text:p>160</text:p>
          </table:table-cell>
          <table:table-cell table:formula="of:=[.K146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</text:p>
          </table:table-cell>
          <table:table-cell table:formula="of:=[.B147] &amp; &quot;A, &quot; &amp; [.C147] &amp; &quot;, &quot; &amp; [.A147]" office:value-type="string" office:string-value="200A, TM, DPX3 250" calcext:value-type="string">
            <text:p>2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7]" office:value-type="string" office:string-value="TM" calcext:value-type="string">
            <text:p>TM</text:p>
          </table:table-cell>
          <table:table-cell/>
          <table:table-cell table:formula="of:=[.B147]" office:value-type="float" office:value="200" calcext:value-type="float">
            <text:p>200</text:p>
          </table:table-cell>
          <table:table-cell table:formula="of:=[.K14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8] &amp; &quot;A, &quot; &amp; [.C148] &amp; &quot;, &quot; &amp; [.A148]" office:value-type="string" office:string-value="250A, TM, DPX3 250" calcext:value-type="string">
            <text:p>25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8]" office:value-type="string" office:string-value="TM" calcext:value-type="string">
            <text:p>TM</text:p>
          </table:table-cell>
          <table:table-cell/>
          <table:table-cell table:formula="of:=[.B148]" office:value-type="float" office:value="250" calcext:value-type="float">
            <text:p>250</text:p>
          </table:table-cell>
          <table:table-cell table:formula="of:=[.K14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9] &amp; &quot;A, &quot; &amp; [.C149] &amp; &quot;, &quot; &amp; [.A149]" office:value-type="string" office:string-value="250A, TM, DPX3 630" calcext:value-type="string">
            <text:p>25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9]" office:value-type="string" office:string-value="TM" calcext:value-type="string">
            <text:p>TM</text:p>
          </table:table-cell>
          <table:table-cell/>
          <table:table-cell table:formula="of:=[.B149]" office:value-type="float" office:value="250" calcext:value-type="float">
            <text:p>250</text:p>
          </table:table-cell>
          <table:table-cell table:formula="of:=[.K149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M</text:p>
          </table:table-cell>
          <table:table-cell table:formula="of:=[.B150] &amp; &quot;A, &quot; &amp; [.C150] &amp; &quot;, &quot; &amp; [.A150]" office:value-type="string" office:string-value="320A, TM, DPX3 630" calcext:value-type="string">
            <text:p>32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0]" office:value-type="string" office:string-value="TM" calcext:value-type="string">
            <text:p>TM</text:p>
          </table:table-cell>
          <table:table-cell/>
          <table:table-cell table:formula="of:=[.B150]" office:value-type="float" office:value="320" calcext:value-type="float">
            <text:p>320</text:p>
          </table:table-cell>
          <table:table-cell table:formula="of:=[.K150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M</text:p>
          </table:table-cell>
          <table:table-cell table:formula="of:=[.B151] &amp; &quot;A, &quot; &amp; [.C151] &amp; &quot;, &quot; &amp; [.A151]" office:value-type="string" office:string-value="400A, TM, DPX3 630" calcext:value-type="string">
            <text:p>4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1]" office:value-type="string" office:string-value="TM" calcext:value-type="string">
            <text:p>TM</text:p>
          </table:table-cell>
          <table:table-cell/>
          <table:table-cell table:formula="of:=[.B151]" office:value-type="float" office:value="400" calcext:value-type="float">
            <text:p>400</text:p>
          </table:table-cell>
          <table:table-cell table:formula="of:=[.K151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2] &amp; &quot;A, &quot; &amp; [.C152] &amp; &quot;, &quot; &amp; [.A152]" office:value-type="string" office:string-value="500A, TM, DPX3 630" calcext:value-type="string">
            <text:p>5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2]" office:value-type="string" office:string-value="TM" calcext:value-type="string">
            <text:p>TM</text:p>
          </table:table-cell>
          <table:table-cell/>
          <table:table-cell table:formula="of:=[.B152]" office:value-type="float" office:value="500" calcext:value-type="float">
            <text:p>500</text:p>
          </table:table-cell>
          <table:table-cell table:formula="of:=[.K152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3] &amp; &quot;A, &quot; &amp; [.C153] &amp; &quot;, &quot; &amp; [.A153]" office:value-type="string" office:string-value="630A, TM, DPX3 630" calcext:value-type="string">
            <text:p>63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3]" office:value-type="string" office:string-value="TM" calcext:value-type="string">
            <text:p>TM</text:p>
          </table:table-cell>
          <table:table-cell/>
          <table:table-cell table:formula="of:=[.B153]" office:value-type="float" office:value="630" calcext:value-type="float">
            <text:p>630</text:p>
          </table:table-cell>
          <table:table-cell table:formula="of:=[.K153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4] &amp; &quot;A, &quot; &amp; [.C154] &amp; &quot;, &quot; &amp; [.A154]" office:value-type="string" office:string-value="500A, TM, DPX3 1600" calcext:value-type="string">
            <text:p>5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4]" office:value-type="string" office:string-value="TM" calcext:value-type="string">
            <text:p>TM</text:p>
          </table:table-cell>
          <table:table-cell/>
          <table:table-cell table:formula="of:=[.B154]" office:value-type="float" office:value="500" calcext:value-type="float">
            <text:p>500</text:p>
          </table:table-cell>
          <table:table-cell table:formula="of:=[.K154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5] &amp; &quot;A, &quot; &amp; [.C155] &amp; &quot;, &quot; &amp; [.A155]" office:value-type="string" office:string-value="630A, TM, DPX3 1600" calcext:value-type="string">
            <text:p>63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5]" office:value-type="string" office:string-value="TM" calcext:value-type="string">
            <text:p>TM</text:p>
          </table:table-cell>
          <table:table-cell/>
          <table:table-cell table:formula="of:=[.B155]" office:value-type="float" office:value="630" calcext:value-type="float">
            <text:p>630</text:p>
          </table:table-cell>
          <table:table-cell table:formula="of:=[.K155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</text:p>
          </table:table-cell>
          <table:table-cell table:formula="of:=[.B156] &amp; &quot;A, &quot; &amp; [.C156] &amp; &quot;, &quot; &amp; [.A156]" office:value-type="string" office:string-value="800A, TM, DPX3 1600" calcext:value-type="string">
            <text:p>8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6]" office:value-type="string" office:string-value="TM" calcext:value-type="string">
            <text:p>TM</text:p>
          </table:table-cell>
          <table:table-cell/>
          <table:table-cell table:formula="of:=[.B156]" office:value-type="float" office:value="800" calcext:value-type="float">
            <text:p>800</text:p>
          </table:table-cell>
          <table:table-cell table:formula="of:=[.K156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</text:p>
          </table:table-cell>
          <table:table-cell table:formula="of:=[.B157] &amp; &quot;A, &quot; &amp; [.C157] &amp; &quot;, &quot; &amp; [.A157]" office:value-type="string" office:string-value="1000A, TM, DPX3 1600" calcext:value-type="string">
            <text:p>10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7]" office:value-type="string" office:string-value="TM" calcext:value-type="string">
            <text:p>TM</text:p>
          </table:table-cell>
          <table:table-cell/>
          <table:table-cell table:formula="of:=[.B157]" office:value-type="float" office:value="1000" calcext:value-type="float">
            <text:p>1000</text:p>
          </table:table-cell>
          <table:table-cell table:formula="of:=[.K157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</text:p>
          </table:table-cell>
          <table:table-cell table:formula="of:=[.B158] &amp; &quot;A, &quot; &amp; [.C158] &amp; &quot;, &quot; &amp; [.A158]" office:value-type="string" office:string-value="1250A, TM, DPX3 1600" calcext:value-type="string">
            <text:p>125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8]" office:value-type="string" office:string-value="TM" calcext:value-type="string">
            <text:p>TM</text:p>
          </table:table-cell>
          <table:table-cell/>
          <table:table-cell table:formula="of:=[.B158]" office:value-type="float" office:value="1250" calcext:value-type="float">
            <text:p>1250</text:p>
          </table:table-cell>
          <table:table-cell table:formula="of:=[.K158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table:formula="of:=[.A137]" office:value-type="string" office:string-value="DPX3 160" calcext:value-type="string">
            <text:p>DPX3 160</text:p>
          </table:table-cell>
          <table:table-cell table:formula="of:=[.B137]" office:value-type="float" office:value="16" calcext:value-type="float">
            <text:p>16</text:p>
          </table:table-cell>
          <table:table-cell office:value-type="string" calcext:value-type="string">
            <text:p>TM-ELM</text:p>
          </table:table-cell>
          <table:table-cell table:formula="of:=[.B159] &amp; &quot;A, &quot; &amp; [.C159] &amp; &quot;, &quot; &amp; [.A159]" office:value-type="string" office:string-value="16A, TM-ELM, DPX3 160" calcext:value-type="string">
            <text:p>16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7]" office:value-type="float" office:value="16" calcext:value-type="float">
            <text:p>16</text:p>
          </table:table-cell>
          <table:table-cell table:formula="of:=[.K159]" office:value-type="float" office:value="16" calcext:value-type="float">
            <text:p>16</text:p>
          </table:table-cell>
          <table:table-cell table:formula="of:=[.M137]" office:value-type="float" office:value="16" calcext:value-type="float">
            <text:p>16</text:p>
          </table:table-cell>
          <table:table-cell table:formula="of:=[.N137]" office:value-type="string" office:string-value="('mccb_legrand', '', 'legrand_dpx3_160_16.json')" calcext:value-type="string">
            <text:p>('mccb_legrand', '', 'legrand_dpx3_160_16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8]" office:value-type="string" office:string-value="DPX3 160" calcext:value-type="string">
            <text:p>DPX3 160</text:p>
          </table:table-cell>
          <table:table-cell table:formula="of:=[.B138]" office:value-type="float" office:value="25" calcext:value-type="float">
            <text:p>25</text:p>
          </table:table-cell>
          <table:table-cell office:value-type="string" calcext:value-type="string">
            <text:p>TM-ELM</text:p>
          </table:table-cell>
          <table:table-cell table:formula="of:=[.B160] &amp; &quot;A, &quot; &amp; [.C160] &amp; &quot;, &quot; &amp; [.A160]" office:value-type="string" office:string-value="25A, TM-ELM, DPX3 160" calcext:value-type="string">
            <text:p>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8]" office:value-type="float" office:value="25" calcext:value-type="float">
            <text:p>25</text:p>
          </table:table-cell>
          <table:table-cell table:formula="of:=[.K160]" office:value-type="float" office:value="25" calcext:value-type="float">
            <text:p>25</text:p>
          </table:table-cell>
          <table:table-cell table:formula="of:=[.M138]" office:value-type="float" office:value="16" calcext:value-type="float">
            <text:p>16</text:p>
          </table:table-cell>
          <table:table-cell table:formula="of:=[.N138]" office:value-type="string" office:string-value="('mccb_legrand', '', 'legrand_dpx3_160_25.json')" calcext:value-type="string">
            <text:p>('mccb_legrand', '', 'legrand_dpx3_160_25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9]" office:value-type="string" office:string-value="DPX3 160" calcext:value-type="string">
            <text:p>DPX3 160</text:p>
          </table:table-cell>
          <table:table-cell table:formula="of:=[.B139]" office:value-type="float" office:value="40" calcext:value-type="float">
            <text:p>40</text:p>
          </table:table-cell>
          <table:table-cell office:value-type="string" calcext:value-type="string">
            <text:p>TM-ELM</text:p>
          </table:table-cell>
          <table:table-cell table:formula="of:=[.B161] &amp; &quot;A, &quot; &amp; [.C161] &amp; &quot;, &quot; &amp; [.A161]" office:value-type="string" office:string-value="40A, TM-ELM, DPX3 160" calcext:value-type="string">
            <text:p>4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9]" office:value-type="float" office:value="40" calcext:value-type="float">
            <text:p>40</text:p>
          </table:table-cell>
          <table:table-cell table:formula="of:=[.K161]" office:value-type="float" office:value="40" calcext:value-type="float">
            <text:p>40</text:p>
          </table:table-cell>
          <table:table-cell table:formula="of:=[.M139]" office:value-type="float" office:value="16" calcext:value-type="float">
            <text:p>16</text:p>
          </table:table-cell>
          <table:table-cell table:formula="of:=[.N139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0]" office:value-type="string" office:string-value="DPX3 160" calcext:value-type="string">
            <text:p>DPX3 160</text:p>
          </table:table-cell>
          <table:table-cell table:formula="of:=[.B140]" office:value-type="float" office:value="63" calcext:value-type="float">
            <text:p>63</text:p>
          </table:table-cell>
          <table:table-cell office:value-type="string" calcext:value-type="string">
            <text:p>TM-ELM</text:p>
          </table:table-cell>
          <table:table-cell table:formula="of:=[.B162] &amp; &quot;A, &quot; &amp; [.C162] &amp; &quot;, &quot; &amp; [.A162]" office:value-type="string" office:string-value="63A, TM-ELM, DPX3 160" calcext:value-type="string">
            <text:p>63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0]" office:value-type="float" office:value="63" calcext:value-type="float">
            <text:p>63</text:p>
          </table:table-cell>
          <table:table-cell table:formula="of:=[.K162]" office:value-type="float" office:value="63" calcext:value-type="float">
            <text:p>63</text:p>
          </table:table-cell>
          <table:table-cell table:formula="of:=[.M140]" office:value-type="float" office:value="16" calcext:value-type="float">
            <text:p>16</text:p>
          </table:table-cell>
          <table:table-cell table:formula="of:=[.N140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1]" office:value-type="string" office:string-value="DPX3 160" calcext:value-type="string">
            <text:p>DPX3 160</text:p>
          </table:table-cell>
          <table:table-cell table:formula="of:=[.B141]" office:value-type="float" office:value="80" calcext:value-type="float">
            <text:p>80</text:p>
          </table:table-cell>
          <table:table-cell office:value-type="string" calcext:value-type="string">
            <text:p>TM-ELM</text:p>
          </table:table-cell>
          <table:table-cell table:formula="of:=[.B163] &amp; &quot;A, &quot; &amp; [.C163] &amp; &quot;, &quot; &amp; [.A163]" office:value-type="string" office:string-value="80A, TM-ELM, DPX3 160" calcext:value-type="string">
            <text:p>8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1]" office:value-type="float" office:value="80" calcext:value-type="float">
            <text:p>80</text:p>
          </table:table-cell>
          <table:table-cell table:formula="of:=[.K163]" office:value-type="float" office:value="80" calcext:value-type="float">
            <text:p>80</text:p>
          </table:table-cell>
          <table:table-cell table:formula="of:=[.M141]" office:value-type="float" office:value="16" calcext:value-type="float">
            <text:p>16</text:p>
          </table:table-cell>
          <table:table-cell table:formula="of:=[.N141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2]" office:value-type="string" office:string-value="DPX3 160" calcext:value-type="string">
            <text:p>DPX3 160</text:p>
          </table:table-cell>
          <table:table-cell table:formula="of:=[.B142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4] &amp; &quot;A, &quot; &amp; [.C164] &amp; &quot;, &quot; &amp; [.A164]" office:value-type="string" office:string-value="100A, TM-ELM, DPX3 160" calcext:value-type="string">
            <text:p>10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2]" office:value-type="float" office:value="100" calcext:value-type="float">
            <text:p>100</text:p>
          </table:table-cell>
          <table:table-cell table:formula="of:=[.K164]" office:value-type="float" office:value="100" calcext:value-type="float">
            <text:p>100</text:p>
          </table:table-cell>
          <table:table-cell table:formula="of:=[.M142]" office:value-type="float" office:value="16" calcext:value-type="float">
            <text:p>16</text:p>
          </table:table-cell>
          <table:table-cell table:formula="of:=[.N142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3]" office:value-type="string" office:string-value="DPX3 160" calcext:value-type="string">
            <text:p>DPX3 160</text:p>
          </table:table-cell>
          <table:table-cell table:formula="of:=[.B143]" office:value-type="float" office:value="125" calcext:value-type="float">
            <text:p>125</text:p>
          </table:table-cell>
          <table:table-cell office:value-type="string" calcext:value-type="string">
            <text:p>TM-ELM</text:p>
          </table:table-cell>
          <table:table-cell table:formula="of:=[.B165] &amp; &quot;A, &quot; &amp; [.C165] &amp; &quot;, &quot; &amp; [.A165]" office:value-type="string" office:string-value="125A, TM-ELM, DPX3 160" calcext:value-type="string">
            <text:p>1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3]" office:value-type="float" office:value="125" calcext:value-type="float">
            <text:p>125</text:p>
          </table:table-cell>
          <table:table-cell table:formula="of:=[.K165]" office:value-type="float" office:value="125" calcext:value-type="float">
            <text:p>125</text:p>
          </table:table-cell>
          <table:table-cell table:formula="of:=[.M143]" office:value-type="float" office:value="16" calcext:value-type="float">
            <text:p>16</text:p>
          </table:table-cell>
          <table:table-cell table:formula="of:=[.N143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4]" office:value-type="string" office:string-value="DPX3 160" calcext:value-type="string">
            <text:p>DPX3 160</text:p>
          </table:table-cell>
          <table:table-cell table:formula="of:=[.B144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6] &amp; &quot;A, &quot; &amp; [.C166] &amp; &quot;, &quot; &amp; [.A166]" office:value-type="string" office:string-value="160A, TM-ELM, DPX3 160" calcext:value-type="string">
            <text:p>16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4]" office:value-type="float" office:value="160" calcext:value-type="float">
            <text:p>160</text:p>
          </table:table-cell>
          <table:table-cell table:formula="of:=[.K166]" office:value-type="float" office:value="160" calcext:value-type="float">
            <text:p>160</text:p>
          </table:table-cell>
          <table:table-cell table:formula="of:=[.M144]" office:value-type="float" office:value="16" calcext:value-type="float">
            <text:p>16</text:p>
          </table:table-cell>
          <table:table-cell table:formula="of:=[.N144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5]" office:value-type="string" office:string-value="DPX3 250" calcext:value-type="string">
            <text:p>DPX3 250</text:p>
          </table:table-cell>
          <table:table-cell table:formula="of:=[.B145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7] &amp; &quot;A, &quot; &amp; [.C167] &amp; &quot;, &quot; &amp; [.A167]" office:value-type="string" office:string-value="100A, TM-ELM, DPX3 250" calcext:value-type="string">
            <text:p>1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5]" office:value-type="float" office:value="100" calcext:value-type="float">
            <text:p>100</text:p>
          </table:table-cell>
          <table:table-cell table:formula="of:=[.K167]" office:value-type="float" office:value="100" calcext:value-type="float">
            <text:p>100</text:p>
          </table:table-cell>
          <table:table-cell table:formula="of:=[.M145]" office:value-type="float" office:value="25" calcext:value-type="float">
            <text:p>25</text:p>
          </table:table-cell>
          <table:table-cell table:formula="of:=[.N145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6]" office:value-type="string" office:string-value="DPX3 250" calcext:value-type="string">
            <text:p>DPX3 250</text:p>
          </table:table-cell>
          <table:table-cell table:formula="of:=[.B146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8] &amp; &quot;A, &quot; &amp; [.C168] &amp; &quot;, &quot; &amp; [.A168]" office:value-type="string" office:string-value="160A, TM-ELM, DPX3 250" calcext:value-type="string">
            <text:p>16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6]" office:value-type="float" office:value="160" calcext:value-type="float">
            <text:p>160</text:p>
          </table:table-cell>
          <table:table-cell table:formula="of:=[.K168]" office:value-type="float" office:value="160" calcext:value-type="float">
            <text:p>160</text:p>
          </table:table-cell>
          <table:table-cell table:formula="of:=[.M146]" office:value-type="float" office:value="25" calcext:value-type="float">
            <text:p>25</text:p>
          </table:table-cell>
          <table:table-cell table:formula="of:=[.N146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7]" office:value-type="string" office:string-value="DPX3 250" calcext:value-type="string">
            <text:p>DPX3 250</text:p>
          </table:table-cell>
          <table:table-cell table:formula="of:=[.B147]" office:value-type="float" office:value="200" calcext:value-type="float">
            <text:p>200</text:p>
          </table:table-cell>
          <table:table-cell office:value-type="string" calcext:value-type="string">
            <text:p>TM-ELM</text:p>
          </table:table-cell>
          <table:table-cell table:formula="of:=[.B169] &amp; &quot;A, &quot; &amp; [.C169] &amp; &quot;, &quot; &amp; [.A169]" office:value-type="string" office:string-value="200A, TM-ELM, DPX3 250" calcext:value-type="string">
            <text:p>2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7]" office:value-type="float" office:value="200" calcext:value-type="float">
            <text:p>200</text:p>
          </table:table-cell>
          <table:table-cell table:formula="of:=[.K169]" office:value-type="float" office:value="200" calcext:value-type="float">
            <text:p>200</text:p>
          </table:table-cell>
          <table:table-cell table:formula="of:=[.M147]" office:value-type="float" office:value="25" calcext:value-type="float">
            <text:p>25</text:p>
          </table:table-cell>
          <table:table-cell table:formula="of:=[.N147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8]" office:value-type="string" office:string-value="DPX3 250" calcext:value-type="string">
            <text:p>DPX3 250</text:p>
          </table:table-cell>
          <table:table-cell table:formula="of:=[.B148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0] &amp; &quot;A, &quot; &amp; [.C170] &amp; &quot;, &quot; &amp; [.A170]" office:value-type="string" office:string-value="250A, TM-ELM, DPX3 250" calcext:value-type="string">
            <text:p>25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8]" office:value-type="float" office:value="250" calcext:value-type="float">
            <text:p>250</text:p>
          </table:table-cell>
          <table:table-cell table:formula="of:=[.K170]" office:value-type="float" office:value="250" calcext:value-type="float">
            <text:p>250</text:p>
          </table:table-cell>
          <table:table-cell table:formula="of:=[.M148]" office:value-type="float" office:value="25" calcext:value-type="float">
            <text:p>25</text:p>
          </table:table-cell>
          <table:table-cell table:formula="of:=[.N148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9]" office:value-type="string" office:string-value="DPX3 630" calcext:value-type="string">
            <text:p>DPX3 630</text:p>
          </table:table-cell>
          <table:table-cell table:formula="of:=[.B149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1] &amp; &quot;A, &quot; &amp; [.C171] &amp; &quot;, &quot; &amp; [.A171]" office:value-type="string" office:string-value="250A, TM-ELM, DPX3 630" calcext:value-type="string">
            <text:p>25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9]" office:value-type="float" office:value="250" calcext:value-type="float">
            <text:p>250</text:p>
          </table:table-cell>
          <table:table-cell table:formula="of:=[.K171]" office:value-type="float" office:value="250" calcext:value-type="float">
            <text:p>250</text:p>
          </table:table-cell>
          <table:table-cell table:formula="of:=[.M149]" office:value-type="float" office:value="36" calcext:value-type="float">
            <text:p>36</text:p>
          </table:table-cell>
          <table:table-cell table:formula="of:=[.N14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0]" office:value-type="string" office:string-value="DPX3 630" calcext:value-type="string">
            <text:p>DPX3 630</text:p>
          </table:table-cell>
          <table:table-cell table:formula="of:=[.B150]" office:value-type="float" office:value="320" calcext:value-type="float">
            <text:p>320</text:p>
          </table:table-cell>
          <table:table-cell office:value-type="string" calcext:value-type="string">
            <text:p>TM-ELM</text:p>
          </table:table-cell>
          <table:table-cell table:formula="of:=[.B172] &amp; &quot;A, &quot; &amp; [.C172] &amp; &quot;, &quot; &amp; [.A172]" office:value-type="string" office:string-value="320A, TM-ELM, DPX3 630" calcext:value-type="string">
            <text:p>32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0]" office:value-type="float" office:value="320" calcext:value-type="float">
            <text:p>320</text:p>
          </table:table-cell>
          <table:table-cell table:formula="of:=[.K172]" office:value-type="float" office:value="320" calcext:value-type="float">
            <text:p>320</text:p>
          </table:table-cell>
          <table:table-cell table:formula="of:=[.M150]" office:value-type="float" office:value="36" calcext:value-type="float">
            <text:p>36</text:p>
          </table:table-cell>
          <table:table-cell table:formula="of:=[.N150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1]" office:value-type="string" office:string-value="DPX3 630" calcext:value-type="string">
            <text:p>DPX3 630</text:p>
          </table:table-cell>
          <table:table-cell table:formula="of:=[.B151]" office:value-type="float" office:value="400" calcext:value-type="float">
            <text:p>400</text:p>
          </table:table-cell>
          <table:table-cell office:value-type="string" calcext:value-type="string">
            <text:p>TM-ELM</text:p>
          </table:table-cell>
          <table:table-cell table:formula="of:=[.B173] &amp; &quot;A, &quot; &amp; [.C173] &amp; &quot;, &quot; &amp; [.A173]" office:value-type="string" office:string-value="400A, TM-ELM, DPX3 630" calcext:value-type="string">
            <text:p>4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1]" office:value-type="float" office:value="400" calcext:value-type="float">
            <text:p>400</text:p>
          </table:table-cell>
          <table:table-cell table:formula="of:=[.K173]" office:value-type="float" office:value="400" calcext:value-type="float">
            <text:p>400</text:p>
          </table:table-cell>
          <table:table-cell table:formula="of:=[.M151]" office:value-type="float" office:value="36" calcext:value-type="float">
            <text:p>36</text:p>
          </table:table-cell>
          <table:table-cell table:formula="of:=[.N151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2]" office:value-type="string" office:string-value="DPX3 630" calcext:value-type="string">
            <text:p>DPX3 630</text:p>
          </table:table-cell>
          <table:table-cell table:formula="of:=[.B152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4] &amp; &quot;A, &quot; &amp; [.C174] &amp; &quot;, &quot; &amp; [.A174]" office:value-type="string" office:string-value="500A, TM-ELM, DPX3 630" calcext:value-type="string">
            <text:p>5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2]" office:value-type="float" office:value="500" calcext:value-type="float">
            <text:p>500</text:p>
          </table:table-cell>
          <table:table-cell table:formula="of:=[.K174]" office:value-type="float" office:value="500" calcext:value-type="float">
            <text:p>500</text:p>
          </table:table-cell>
          <table:table-cell table:formula="of:=[.M152]" office:value-type="float" office:value="36" calcext:value-type="float">
            <text:p>36</text:p>
          </table:table-cell>
          <table:table-cell table:formula="of:=[.N152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3]" office:value-type="string" office:string-value="DPX3 630" calcext:value-type="string">
            <text:p>DPX3 630</text:p>
          </table:table-cell>
          <table:table-cell table:formula="of:=[.B153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5] &amp; &quot;A, &quot; &amp; [.C175] &amp; &quot;, &quot; &amp; [.A175]" office:value-type="string" office:string-value="630A, TM-ELM, DPX3 630" calcext:value-type="string">
            <text:p>63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3]" office:value-type="float" office:value="630" calcext:value-type="float">
            <text:p>630</text:p>
          </table:table-cell>
          <table:table-cell table:formula="of:=[.K175]" office:value-type="float" office:value="630" calcext:value-type="float">
            <text:p>630</text:p>
          </table:table-cell>
          <table:table-cell table:formula="of:=[.M153]" office:value-type="float" office:value="36" calcext:value-type="float">
            <text:p>36</text:p>
          </table:table-cell>
          <table:table-cell table:formula="of:=[.N153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4]" office:value-type="string" office:string-value="DPX3 1600" calcext:value-type="string">
            <text:p>DPX3 1600</text:p>
          </table:table-cell>
          <table:table-cell table:formula="of:=[.B154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6] &amp; &quot;A, &quot; &amp; [.C176] &amp; &quot;, &quot; &amp; [.A176]" office:value-type="string" office:string-value="500A, TM-ELM, DPX3 1600" calcext:value-type="string">
            <text:p>5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4]" office:value-type="float" office:value="500" calcext:value-type="float">
            <text:p>500</text:p>
          </table:table-cell>
          <table:table-cell table:formula="of:=[.K176]" office:value-type="float" office:value="500" calcext:value-type="float">
            <text:p>500</text:p>
          </table:table-cell>
          <table:table-cell table:formula="of:=[.M154]" office:value-type="float" office:value="36" calcext:value-type="float">
            <text:p>36</text:p>
          </table:table-cell>
          <table:table-cell table:formula="of:=[.N154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5]" office:value-type="string" office:string-value="DPX3 1600" calcext:value-type="string">
            <text:p>DPX3 1600</text:p>
          </table:table-cell>
          <table:table-cell table:formula="of:=[.B155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7] &amp; &quot;A, &quot; &amp; [.C177] &amp; &quot;, &quot; &amp; [.A177]" office:value-type="string" office:string-value="630A, TM-ELM, DPX3 1600" calcext:value-type="string">
            <text:p>63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5]" office:value-type="float" office:value="630" calcext:value-type="float">
            <text:p>630</text:p>
          </table:table-cell>
          <table:table-cell table:formula="of:=[.K177]" office:value-type="float" office:value="630" calcext:value-type="float">
            <text:p>630</text:p>
          </table:table-cell>
          <table:table-cell table:formula="of:=[.M155]" office:value-type="float" office:value="36" calcext:value-type="float">
            <text:p>36</text:p>
          </table:table-cell>
          <table:table-cell table:formula="of:=[.N155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6]" office:value-type="string" office:string-value="DPX3 1600" calcext:value-type="string">
            <text:p>DPX3 1600</text:p>
          </table:table-cell>
          <table:table-cell table:formula="of:=[.B156]" office:value-type="float" office:value="800" calcext:value-type="float">
            <text:p>800</text:p>
          </table:table-cell>
          <table:table-cell office:value-type="string" calcext:value-type="string">
            <text:p>TM-ELM</text:p>
          </table:table-cell>
          <table:table-cell table:formula="of:=[.B178] &amp; &quot;A, &quot; &amp; [.C178] &amp; &quot;, &quot; &amp; [.A178]" office:value-type="string" office:string-value="800A, TM-ELM, DPX3 1600" calcext:value-type="string">
            <text:p>8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6]" office:value-type="float" office:value="800" calcext:value-type="float">
            <text:p>800</text:p>
          </table:table-cell>
          <table:table-cell table:formula="of:=[.K178]" office:value-type="float" office:value="800" calcext:value-type="float">
            <text:p>800</text:p>
          </table:table-cell>
          <table:table-cell table:formula="of:=[.M156]" office:value-type="float" office:value="36" calcext:value-type="float">
            <text:p>36</text:p>
          </table:table-cell>
          <table:table-cell table:formula="of:=[.N156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7]" office:value-type="string" office:string-value="DPX3 1600" calcext:value-type="string">
            <text:p>DPX3 1600</text:p>
          </table:table-cell>
          <table:table-cell table:formula="of:=[.B157]" office:value-type="float" office:value="1000" calcext:value-type="float">
            <text:p>1000</text:p>
          </table:table-cell>
          <table:table-cell office:value-type="string" calcext:value-type="string">
            <text:p>TM-ELM</text:p>
          </table:table-cell>
          <table:table-cell table:formula="of:=[.B179] &amp; &quot;A, &quot; &amp; [.C179] &amp; &quot;, &quot; &amp; [.A179]" office:value-type="string" office:string-value="1000A, TM-ELM, DPX3 1600" calcext:value-type="string">
            <text:p>10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7]" office:value-type="float" office:value="1000" calcext:value-type="float">
            <text:p>1000</text:p>
          </table:table-cell>
          <table:table-cell table:formula="of:=[.K179]" office:value-type="float" office:value="1000" calcext:value-type="float">
            <text:p>1000</text:p>
          </table:table-cell>
          <table:table-cell table:formula="of:=[.M157]" office:value-type="float" office:value="36" calcext:value-type="float">
            <text:p>36</text:p>
          </table:table-cell>
          <table:table-cell table:formula="of:=[.N157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8]" office:value-type="string" office:string-value="DPX3 1600" calcext:value-type="string">
            <text:p>DPX3 1600</text:p>
          </table:table-cell>
          <table:table-cell table:formula="of:=[.B158]" office:value-type="float" office:value="1250" calcext:value-type="float">
            <text:p>1250</text:p>
          </table:table-cell>
          <table:table-cell office:value-type="string" calcext:value-type="string">
            <text:p>TM-ELM</text:p>
          </table:table-cell>
          <table:table-cell table:formula="of:=[.B180] &amp; &quot;A, &quot; &amp; [.C180] &amp; &quot;, &quot; &amp; [.A180]" office:value-type="string" office:string-value="1250A, TM-ELM, DPX3 1600" calcext:value-type="string">
            <text:p>125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8]" office:value-type="float" office:value="1250" calcext:value-type="float">
            <text:p>1250</text:p>
          </table:table-cell>
          <table:table-cell table:formula="of:=[.K180]" office:value-type="float" office:value="1250" calcext:value-type="float">
            <text:p>1250</text:p>
          </table:table-cell>
          <table:table-cell table:formula="of:=[.M158]" office:value-type="float" office:value="36" calcext:value-type="float">
            <text:p>36</text:p>
          </table:table-cell>
          <table:table-cell table:formula="of:=[.N158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81] &amp; &quot;A, &quot; &amp; [.C181] &amp; &quot;, &quot; &amp; [.A181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1]" office:value-type="string" office:string-value="TM-D" calcext:value-type="string">
            <text:p>TM-D</text:p>
          </table:table-cell>
          <table:table-cell/>
          <table:table-cell table:formula="of:=[.B181]" office:value-type="float" office:value="16" calcext:value-type="float">
            <text:p>16</text:p>
          </table:table-cell>
          <table:table-cell table:formula="of:=[.K181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1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82] &amp; &quot;A, &quot; &amp; [.C182] &amp; &quot;, &quot; &amp; [.A182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2]" office:value-type="string" office:string-value="TM-D" calcext:value-type="string">
            <text:p>TM-D</text:p>
          </table:table-cell>
          <table:table-cell/>
          <table:table-cell table:formula="of:=[.B182]" office:value-type="float" office:value="25" calcext:value-type="float">
            <text:p>25</text:p>
          </table:table-cell>
          <table:table-cell table:formula="of:=[.K182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2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83] &amp; &quot;A, &quot; &amp; [.C183] &amp; &quot;, &quot; &amp; [.A183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3]" office:value-type="string" office:string-value="TM-D" calcext:value-type="string">
            <text:p>TM-D</text:p>
          </table:table-cell>
          <table:table-cell/>
          <table:table-cell table:formula="of:=[.B183]" office:value-type="float" office:value="32" calcext:value-type="float">
            <text:p>32</text:p>
          </table:table-cell>
          <table:table-cell table:formula="of:=[.K183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3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84] &amp; &quot;A, &quot; &amp; [.C184] &amp; &quot;, &quot; &amp; [.A184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4]" office:value-type="string" office:string-value="TM-D" calcext:value-type="string">
            <text:p>TM-D</text:p>
          </table:table-cell>
          <table:table-cell/>
          <table:table-cell table:formula="of:=[.B184]" office:value-type="float" office:value="40" calcext:value-type="float">
            <text:p>40</text:p>
          </table:table-cell>
          <table:table-cell table:formula="of:=[.K184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4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85] &amp; &quot;A, &quot; &amp; [.C185] &amp; &quot;, &quot; &amp; [.A185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5]" office:value-type="string" office:string-value="TM-D" calcext:value-type="string">
            <text:p>TM-D</text:p>
          </table:table-cell>
          <table:table-cell/>
          <table:table-cell table:formula="of:=[.B185]" office:value-type="float" office:value="50" calcext:value-type="float">
            <text:p>50</text:p>
          </table:table-cell>
          <table:table-cell table:formula="of:=[.K185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5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86] &amp; &quot;A, &quot; &amp; [.C186] &amp; &quot;, &quot; &amp; [.A186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6]" office:value-type="string" office:string-value="TM-D" calcext:value-type="string">
            <text:p>TM-D</text:p>
          </table:table-cell>
          <table:table-cell/>
          <table:table-cell table:formula="of:=[.B186]" office:value-type="float" office:value="63" calcext:value-type="float">
            <text:p>63</text:p>
          </table:table-cell>
          <table:table-cell table:formula="of:=[.K186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6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87] &amp; &quot;A, &quot; &amp; [.C187] &amp; &quot;, &quot; &amp; [.A187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7]" office:value-type="string" office:string-value="TM-D" calcext:value-type="string">
            <text:p>TM-D</text:p>
          </table:table-cell>
          <table:table-cell/>
          <table:table-cell table:formula="of:=[.B187]" office:value-type="float" office:value="80" calcext:value-type="float">
            <text:p>80</text:p>
          </table:table-cell>
          <table:table-cell table:formula="of:=[.K187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7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88] &amp; &quot;A, &quot; &amp; [.C188] &amp; &quot;, &quot; &amp; [.A188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8]" office:value-type="string" office:string-value="TM-D" calcext:value-type="string">
            <text:p>TM-D</text:p>
          </table:table-cell>
          <table:table-cell/>
          <table:table-cell table:formula="of:=[.B188]" office:value-type="float" office:value="100" calcext:value-type="float">
            <text:p>100</text:p>
          </table:table-cell>
          <table:table-cell table:formula="of:=[.K188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8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89] &amp; &quot;A, &quot; &amp; [.C189] &amp; &quot;, &quot; &amp; [.A189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9]" office:value-type="string" office:string-value="TM-D" calcext:value-type="string">
            <text:p>TM-D</text:p>
          </table:table-cell>
          <table:table-cell/>
          <table:table-cell table:formula="of:=[.B189]" office:value-type="float" office:value="125" calcext:value-type="float">
            <text:p>125</text:p>
          </table:table-cell>
          <table:table-cell table:formula="of:=[.K189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9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90] &amp; &quot;A, &quot; &amp; [.C190] &amp; &quot;, &quot; &amp; [.A190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0]" office:value-type="string" office:string-value="TM-D" calcext:value-type="string">
            <text:p>TM-D</text:p>
          </table:table-cell>
          <table:table-cell/>
          <table:table-cell table:formula="of:=[.B190]" office:value-type="float" office:value="160" calcext:value-type="float">
            <text:p>160</text:p>
          </table:table-cell>
          <table:table-cell table:formula="of:=[.K190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0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191] &amp; &quot;A, &quot; &amp; [.C191] &amp; &quot;, &quot; &amp; [.A191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1]" office:value-type="string" office:string-value="TM-D" calcext:value-type="string">
            <text:p>TM-D</text:p>
          </table:table-cell>
          <table:table-cell/>
          <table:table-cell table:formula="of:=[.B191]" office:value-type="float" office:value="200" calcext:value-type="float">
            <text:p>200</text:p>
          </table:table-cell>
          <table:table-cell table:formula="of:=[.K191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1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192] &amp; &quot;A, &quot; &amp; [.C192] &amp; &quot;, &quot; &amp; [.A192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2]" office:value-type="string" office:string-value="TM-D" calcext:value-type="string">
            <text:p>TM-D</text:p>
          </table:table-cell>
          <table:table-cell/>
          <table:table-cell table:formula="of:=[.B192]" office:value-type="float" office:value="250" calcext:value-type="float">
            <text:p>250</text:p>
          </table:table-cell>
          <table:table-cell table:formula="of:=[.K192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2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rologic</text:p>
          </table:table-cell>
          <table:table-cell table:formula="of:=[.B193] &amp; &quot;A, &quot; &amp; [.C193] &amp; &quot;, &quot; &amp; [.A193]" office:value-type="string" office:string-value="40A, Micrologic, Compact NSX" calcext:value-type="string">
            <text:p>4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3]" office:value-type="string" office:string-value="Micrologic" calcext:value-type="string">
            <text:p>Micrologic</text:p>
          </table:table-cell>
          <table:table-cell table:formula="of:=[.C193]" office:value-type="string" office:string-value="Micrologic" calcext:value-type="string">
            <text:p>Micrologic</text:p>
          </table:table-cell>
          <table:table-cell table:formula="of:=[.B193]" office:value-type="float" office:value="40" calcext:value-type="float">
            <text:p>40</text:p>
          </table:table-cell>
          <table:table-cell table:formula="of:=[.K193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rologic</text:p>
          </table:table-cell>
          <table:table-cell table:formula="of:=[.B194] &amp; &quot;A, &quot; &amp; [.C194] &amp; &quot;, &quot; &amp; [.A194]" office:value-type="string" office:string-value="100A, Micrologic, Compact NSX" calcext:value-type="string">
            <text:p>1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4]" office:value-type="string" office:string-value="Micrologic" calcext:value-type="string">
            <text:p>Micrologic</text:p>
          </table:table-cell>
          <table:table-cell table:formula="of:=[.C194]" office:value-type="string" office:string-value="Micrologic" calcext:value-type="string">
            <text:p>Micrologic</text:p>
          </table:table-cell>
          <table:table-cell table:formula="of:=[.B194]" office:value-type="float" office:value="100" calcext:value-type="float">
            <text:p>100</text:p>
          </table:table-cell>
          <table:table-cell table:formula="of:=[.K194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crologic</text:p>
          </table:table-cell>
          <table:table-cell table:formula="of:=[.B195] &amp; &quot;A, &quot; &amp; [.C195] &amp; &quot;, &quot; &amp; [.A195]" office:value-type="string" office:string-value="160A, Micrologic, Compact NSX" calcext:value-type="string">
            <text:p>16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5]" office:value-type="string" office:string-value="Micrologic" calcext:value-type="string">
            <text:p>Micrologic</text:p>
          </table:table-cell>
          <table:table-cell table:formula="of:=[.C195]" office:value-type="string" office:string-value="Micrologic" calcext:value-type="string">
            <text:p>Micrologic</text:p>
          </table:table-cell>
          <table:table-cell table:formula="of:=[.B195]" office:value-type="float" office:value="160" calcext:value-type="float">
            <text:p>160</text:p>
          </table:table-cell>
          <table:table-cell table:formula="of:=[.K195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crologic</text:p>
          </table:table-cell>
          <table:table-cell table:formula="of:=[.B196] &amp; &quot;A, &quot; &amp; [.C196] &amp; &quot;, &quot; &amp; [.A196]" office:value-type="string" office:string-value="250A, Micrologic, Compact NSX" calcext:value-type="string">
            <text:p>25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6]" office:value-type="string" office:string-value="Micrologic" calcext:value-type="string">
            <text:p>Micrologic</text:p>
          </table:table-cell>
          <table:table-cell table:formula="of:=[.C196]" office:value-type="string" office:string-value="Micrologic" calcext:value-type="string">
            <text:p>Micrologic</text:p>
          </table:table-cell>
          <table:table-cell table:formula="of:=[.B196]" office:value-type="float" office:value="250" calcext:value-type="float">
            <text:p>250</text:p>
          </table:table-cell>
          <table:table-cell table:formula="of:=[.K196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crologic</text:p>
          </table:table-cell>
          <table:table-cell table:formula="of:=[.B197] &amp; &quot;A, &quot; &amp; [.C197] &amp; &quot;, &quot; &amp; [.A197]" office:value-type="string" office:string-value="400A, Micrologic, Compact NSX" calcext:value-type="string">
            <text:p>4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7]" office:value-type="string" office:string-value="Micrologic" calcext:value-type="string">
            <text:p>Micrologic</text:p>
          </table:table-cell>
          <table:table-cell table:formula="of:=[.C197]" office:value-type="string" office:string-value="Micrologic" calcext:value-type="string">
            <text:p>Micrologic</text:p>
          </table:table-cell>
          <table:table-cell table:formula="of:=[.B197]" office:value-type="float" office:value="400" calcext:value-type="float">
            <text:p>400</text:p>
          </table:table-cell>
          <table:table-cell table:formula="of:=[.K197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198] &amp; &quot;A, &quot; &amp; [.C198] &amp; &quot;, &quot; &amp; [.A198]" office:value-type="string" office:string-value="630A, Micrologic, Compact NSX" calcext:value-type="string">
            <text:p>63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8]" office:value-type="string" office:string-value="Micrologic" calcext:value-type="string">
            <text:p>Micrologic</text:p>
          </table:table-cell>
          <table:table-cell table:formula="of:=[.C198]" office:value-type="string" office:string-value="Micrologic" calcext:value-type="string">
            <text:p>Micrologic</text:p>
          </table:table-cell>
          <table:table-cell table:formula="of:=[.B198]" office:value-type="float" office:value="630" calcext:value-type="float">
            <text:p>630</text:p>
          </table:table-cell>
          <table:table-cell table:formula="of:=[.K198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99] &amp; &quot;A, &quot; &amp; [.C199] &amp; &quot;, &quot; &amp; [.A199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99]" office:value-type="string" office:string-value="TM-D" calcext:value-type="string">
            <text:p>TM-D</text:p>
          </table:table-cell>
          <table:table-cell/>
          <table:table-cell table:formula="of:=[.B199]" office:value-type="float" office:value="16" calcext:value-type="float">
            <text:p>16</text:p>
          </table:table-cell>
          <table:table-cell table:formula="of:=[.K19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99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200] &amp; &quot;A, &quot; &amp; [.C200] &amp; &quot;, &quot; &amp; [.A200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0]" office:value-type="string" office:string-value="TM-D" calcext:value-type="string">
            <text:p>TM-D</text:p>
          </table:table-cell>
          <table:table-cell/>
          <table:table-cell table:formula="of:=[.B200]" office:value-type="float" office:value="25" calcext:value-type="float">
            <text:p>25</text:p>
          </table:table-cell>
          <table:table-cell table:formula="of:=[.K200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0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201] &amp; &quot;A, &quot; &amp; [.C201] &amp; &quot;, &quot; &amp; [.A201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1]" office:value-type="string" office:string-value="TM-D" calcext:value-type="string">
            <text:p>TM-D</text:p>
          </table:table-cell>
          <table:table-cell/>
          <table:table-cell table:formula="of:=[.B201]" office:value-type="float" office:value="32" calcext:value-type="float">
            <text:p>32</text:p>
          </table:table-cell>
          <table:table-cell table:formula="of:=[.K201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1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202] &amp; &quot;A, &quot; &amp; [.C202] &amp; &quot;, &quot; &amp; [.A202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2]" office:value-type="string" office:string-value="TM-D" calcext:value-type="string">
            <text:p>TM-D</text:p>
          </table:table-cell>
          <table:table-cell/>
          <table:table-cell table:formula="of:=[.B202]" office:value-type="float" office:value="40" calcext:value-type="float">
            <text:p>40</text:p>
          </table:table-cell>
          <table:table-cell table:formula="of:=[.K202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2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203] &amp; &quot;A, &quot; &amp; [.C203] &amp; &quot;, &quot; &amp; [.A203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3]" office:value-type="string" office:string-value="TM-D" calcext:value-type="string">
            <text:p>TM-D</text:p>
          </table:table-cell>
          <table:table-cell/>
          <table:table-cell table:formula="of:=[.B203]" office:value-type="float" office:value="50" calcext:value-type="float">
            <text:p>50</text:p>
          </table:table-cell>
          <table:table-cell table:formula="of:=[.K203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3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204] &amp; &quot;A, &quot; &amp; [.C204] &amp; &quot;, &quot; &amp; [.A204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4]" office:value-type="string" office:string-value="TM-D" calcext:value-type="string">
            <text:p>TM-D</text:p>
          </table:table-cell>
          <table:table-cell/>
          <table:table-cell table:formula="of:=[.B204]" office:value-type="float" office:value="63" calcext:value-type="float">
            <text:p>63</text:p>
          </table:table-cell>
          <table:table-cell table:formula="of:=[.K204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4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205] &amp; &quot;A, &quot; &amp; [.C205] &amp; &quot;, &quot; &amp; [.A205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5]" office:value-type="string" office:string-value="TM-D" calcext:value-type="string">
            <text:p>TM-D</text:p>
          </table:table-cell>
          <table:table-cell/>
          <table:table-cell table:formula="of:=[.B205]" office:value-type="float" office:value="80" calcext:value-type="float">
            <text:p>80</text:p>
          </table:table-cell>
          <table:table-cell table:formula="of:=[.K205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5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206] &amp; &quot;A, &quot; &amp; [.C206] &amp; &quot;, &quot; &amp; [.A206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6]" office:value-type="string" office:string-value="TM-D" calcext:value-type="string">
            <text:p>TM-D</text:p>
          </table:table-cell>
          <table:table-cell/>
          <table:table-cell table:formula="of:=[.B206]" office:value-type="float" office:value="100" calcext:value-type="float">
            <text:p>100</text:p>
          </table:table-cell>
          <table:table-cell table:formula="of:=[.K206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6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207] &amp; &quot;A, &quot; &amp; [.C207] &amp; &quot;, &quot; &amp; [.A207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7]" office:value-type="string" office:string-value="TM-D" calcext:value-type="string">
            <text:p>TM-D</text:p>
          </table:table-cell>
          <table:table-cell/>
          <table:table-cell table:formula="of:=[.B207]" office:value-type="float" office:value="125" calcext:value-type="float">
            <text:p>125</text:p>
          </table:table-cell>
          <table:table-cell table:formula="of:=[.K207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7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208] &amp; &quot;A, &quot; &amp; [.C208] &amp; &quot;, &quot; &amp; [.A208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8]" office:value-type="string" office:string-value="TM-D" calcext:value-type="string">
            <text:p>TM-D</text:p>
          </table:table-cell>
          <table:table-cell/>
          <table:table-cell table:formula="of:=[.B208]" office:value-type="float" office:value="160" calcext:value-type="float">
            <text:p>160</text:p>
          </table:table-cell>
          <table:table-cell table:formula="of:=[.K208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8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209] &amp; &quot;A, &quot; &amp; [.C209] &amp; &quot;, &quot; &amp; [.A209]" office:value-type="string" office:string-value="630A, Micrologic, MasterPact" calcext:value-type="string">
            <text:p>63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09]" office:value-type="string" office:string-value="Micrologic" calcext:value-type="string">
            <text:p>Micrologic</text:p>
          </table:table-cell>
          <table:table-cell table:formula="of:=[.C209]" office:value-type="string" office:string-value="Micrologic" calcext:value-type="string">
            <text:p>Micrologic</text:p>
          </table:table-cell>
          <table:table-cell table:formula="of:=[.B209]" office:value-type="float" office:value="630" calcext:value-type="float">
            <text:p>630</text:p>
          </table:table-cell>
          <table:table-cell table:formula="of:=[.K209]" office:value-type="float" office:value="630" calcext:value-type="float">
            <text:p>63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icrologic</text:p>
          </table:table-cell>
          <table:table-cell table:formula="of:=[.B210] &amp; &quot;A, &quot; &amp; [.C210] &amp; &quot;, &quot; &amp; [.A210]" office:value-type="string" office:string-value="800A, Micrologic, MasterPact" calcext:value-type="string">
            <text:p>8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0]" office:value-type="string" office:string-value="Micrologic" calcext:value-type="string">
            <text:p>Micrologic</text:p>
          </table:table-cell>
          <table:table-cell table:formula="of:=[.C210]" office:value-type="string" office:string-value="Micrologic" calcext:value-type="string">
            <text:p>Micrologic</text:p>
          </table:table-cell>
          <table:table-cell table:formula="of:=[.B210]" office:value-type="float" office:value="800" calcext:value-type="float">
            <text:p>800</text:p>
          </table:table-cell>
          <table:table-cell table:formula="of:=[.K210]"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crologic</text:p>
          </table:table-cell>
          <table:table-cell table:formula="of:=[.B211] &amp; &quot;A, &quot; &amp; [.C211] &amp; &quot;, &quot; &amp; [.A211]" office:value-type="string" office:string-value="1000A, Micrologic, MasterPact" calcext:value-type="string">
            <text:p>1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1]" office:value-type="string" office:string-value="Micrologic" calcext:value-type="string">
            <text:p>Micrologic</text:p>
          </table:table-cell>
          <table:table-cell table:formula="of:=[.C211]" office:value-type="string" office:string-value="Micrologic" calcext:value-type="string">
            <text:p>Micrologic</text:p>
          </table:table-cell>
          <table:table-cell table:formula="of:=[.B211]" office:value-type="float" office:value="1000" calcext:value-type="float">
            <text:p>1000</text:p>
          </table:table-cell>
          <table:table-cell table:formula="of:=[.K211]"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icrologic</text:p>
          </table:table-cell>
          <table:table-cell table:formula="of:=[.B212] &amp; &quot;A, &quot; &amp; [.C212] &amp; &quot;, &quot; &amp; [.A212]" office:value-type="string" office:string-value="1250A, Micrologic, MasterPact" calcext:value-type="string">
            <text:p>125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2]" office:value-type="string" office:string-value="Micrologic" calcext:value-type="string">
            <text:p>Micrologic</text:p>
          </table:table-cell>
          <table:table-cell table:formula="of:=[.C212]" office:value-type="string" office:string-value="Micrologic" calcext:value-type="string">
            <text:p>Micrologic</text:p>
          </table:table-cell>
          <table:table-cell table:formula="of:=[.B212]" office:value-type="float" office:value="1250" calcext:value-type="float">
            <text:p>1250</text:p>
          </table:table-cell>
          <table:table-cell table:formula="of:=[.K212]" office:value-type="float" office:value="1250" calcext:value-type="float">
            <text:p>125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icrologic</text:p>
          </table:table-cell>
          <table:table-cell table:formula="of:=[.B213] &amp; &quot;A, &quot; &amp; [.C213] &amp; &quot;, &quot; &amp; [.A213]" office:value-type="string" office:string-value="1600A, Micrologic, MasterPact" calcext:value-type="string">
            <text:p>16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3]" office:value-type="string" office:string-value="Micrologic" calcext:value-type="string">
            <text:p>Micrologic</text:p>
          </table:table-cell>
          <table:table-cell table:formula="of:=[.C213]" office:value-type="string" office:string-value="Micrologic" calcext:value-type="string">
            <text:p>Micrologic</text:p>
          </table:table-cell>
          <table:table-cell table:formula="of:=[.B213]" office:value-type="float" office:value="1600" calcext:value-type="float">
            <text:p>1600</text:p>
          </table:table-cell>
          <table:table-cell table:formula="of:=[.K213]" office:value-type="float" office:value="1600" calcext:value-type="float">
            <text:p>16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crologic</text:p>
          </table:table-cell>
          <table:table-cell table:formula="of:=[.B214] &amp; &quot;A, &quot; &amp; [.C214] &amp; &quot;, &quot; &amp; [.A214]" office:value-type="string" office:string-value="2000A, Micrologic, MasterPact" calcext:value-type="string">
            <text:p>2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4]" office:value-type="string" office:string-value="Micrologic" calcext:value-type="string">
            <text:p>Micrologic</text:p>
          </table:table-cell>
          <table:table-cell table:formula="of:=[.C214]" office:value-type="string" office:string-value="Micrologic" calcext:value-type="string">
            <text:p>Micrologic</text:p>
          </table:table-cell>
          <table:table-cell table:formula="of:=[.B214]" office:value-type="float" office:value="2000" calcext:value-type="float">
            <text:p>2000</text:p>
          </table:table-cell>
          <table:table-cell table:formula="of:=[.K214]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crologic</text:p>
          </table:table-cell>
          <table:table-cell table:formula="of:=[.B215] &amp; &quot;A, &quot; &amp; [.C215] &amp; &quot;, &quot; &amp; [.A215]" office:value-type="string" office:string-value="2500A, Micrologic, MasterPact" calcext:value-type="string">
            <text:p>25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5]" office:value-type="string" office:string-value="Micrologic" calcext:value-type="string">
            <text:p>Micrologic</text:p>
          </table:table-cell>
          <table:table-cell table:formula="of:=[.C215]" office:value-type="string" office:string-value="Micrologic" calcext:value-type="string">
            <text:p>Micrologic</text:p>
          </table:table-cell>
          <table:table-cell table:formula="of:=[.B215]" office:value-type="float" office:value="2500" calcext:value-type="float">
            <text:p>2500</text:p>
          </table:table-cell>
          <table:table-cell table:formula="of:=[.K215]"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icrologic</text:p>
          </table:table-cell>
          <table:table-cell table:formula="of:=[.B216] &amp; &quot;A, &quot; &amp; [.C216] &amp; &quot;, &quot; &amp; [.A216]" office:value-type="string" office:string-value="3200A, Micrologic, MasterPact" calcext:value-type="string">
            <text:p>32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6]" office:value-type="string" office:string-value="Micrologic" calcext:value-type="string">
            <text:p>Micrologic</text:p>
          </table:table-cell>
          <table:table-cell table:formula="of:=[.C216]" office:value-type="string" office:string-value="Micrologic" calcext:value-type="string">
            <text:p>Micrologic</text:p>
          </table:table-cell>
          <table:table-cell table:formula="of:=[.B216]" office:value-type="float" office:value="3200" calcext:value-type="float">
            <text:p>3200</text:p>
          </table:table-cell>
          <table:table-cell table:formula="of:=[.K216]" office:value-type="float" office:value="3200" calcext:value-type="float">
            <text:p>3200</text:p>
          </table:table-cell>
          <table:table-cell office:value-type="float" office:value="65" calcext:value-type="float">
            <text:p>6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icrologic</text:p>
          </table:table-cell>
          <table:table-cell table:formula="of:=[.B217] &amp; &quot;A, &quot; &amp; [.C217] &amp; &quot;, &quot; &amp; [.A217]" office:value-type="string" office:string-value="4000A, Micrologic, MasterPact" calcext:value-type="string">
            <text:p>4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7]" office:value-type="string" office:string-value="Micrologic" calcext:value-type="string">
            <text:p>Micrologic</text:p>
          </table:table-cell>
          <table:table-cell table:formula="of:=[.C217]" office:value-type="string" office:string-value="Micrologic" calcext:value-type="string">
            <text:p>Micrologic</text:p>
          </table:table-cell>
          <table:table-cell table:formula="of:=[.B217]" office:value-type="float" office:value="4000" calcext:value-type="float">
            <text:p>4000</text:p>
          </table:table-cell>
          <table:table-cell table:formula="of:=[.K217]"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icrologic</text:p>
          </table:table-cell>
          <table:table-cell table:formula="of:=[.B218] &amp; &quot;A, &quot; &amp; [.C218] &amp; &quot;, &quot; &amp; [.A218]" office:value-type="string" office:string-value="5000A, Micrologic, MasterPact" calcext:value-type="string">
            <text:p>5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8]" office:value-type="string" office:string-value="Micrologic" calcext:value-type="string">
            <text:p>Micrologic</text:p>
          </table:table-cell>
          <table:table-cell table:formula="of:=[.C218]" office:value-type="string" office:string-value="Micrologic" calcext:value-type="string">
            <text:p>Micrologic</text:p>
          </table:table-cell>
          <table:table-cell table:formula="of:=[.B218]" office:value-type="float" office:value="5000" calcext:value-type="float">
            <text:p>5000</text:p>
          </table:table-cell>
          <table:table-cell table:formula="of:=[.K218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icrologic</text:p>
          </table:table-cell>
          <table:table-cell table:formula="of:=[.B219] &amp; &quot;A, &quot; &amp; [.C219] &amp; &quot;, &quot; &amp; [.A219]" office:value-type="string" office:string-value="6300A, Micrologic, MasterPact" calcext:value-type="string">
            <text:p>63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19]" office:value-type="string" office:string-value="Micrologic" calcext:value-type="string">
            <text:p>Micrologic</text:p>
          </table:table-cell>
          <table:table-cell table:formula="of:=[.C219]" office:value-type="string" office:string-value="Micrologic" calcext:value-type="string">
            <text:p>Micrologic</text:p>
          </table:table-cell>
          <table:table-cell table:formula="of:=[.B219]" office:value-type="float" office:value="6300" calcext:value-type="float">
            <text:p>6300</text:p>
          </table:table-cell>
          <table:table-cell table:formula="of:=[.K219]" office:value-type="float" office:value="6300" calcext:value-type="float">
            <text:p>63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4T15:52:08.111819440</dc:date>
    <dc:creator>Manu Varkey</dc:creator>
    <meta:editing-duration>PT3H20M12S</meta:editing-duration>
    <meta:editing-cycles>230</meta:editing-cycles>
    <meta:document-statistic meta:table-count="1" meta:cell-count="2881" meta:object-count="0"/>
  </office:meta>
</office:document-meta>
</file>